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3.198cm" svg:height="1.499cm" svg:x="0.3cm" svg:y="1.2cm" svg:viewBox="0 0 3199 1500" draw:points="0,1500 3199,1500 3199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4:01.734000000</meta:creation-date>
    <meta:editing-duration>PT13S</meta:editing-duration>
    <meta:editing-cycles>2</meta:editing-cycles>
    <meta:generator>LibreOffice/4.3.6.2$Windows_x86 LibreOffice_project/d50a87b2e514536ed401c18000dad4660b6a169e</meta:generator>
    <dc:date>2015-09-29T10:14:14.453000000</dc:date>
    <meta:document-statistic meta:object-count="1"/>
    <meta:template xlink:type="simple" xlink:actuate="onRequest" xlink:title="1" xlink:href="file:///C:/Documents%20and%20Settings/User/Application%20Data/LibreOffice/4/user/template/1.otg" meta:date="2015-09-29T10:14:01.671000000"/>
  </office:meta>
</office:document-meta>
</file>